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000000010072584893.png" manifest:media-type="image/png"/>
  <manifest:file-entry manifest:full-path="Object 2/Pictures/100000000000010000000100162E8E4D.png" manifest:media-type="image/png"/>
  <manifest:file-entry manifest:full-path="Object 2/Pictures/10000000000001000000010054B5CB6E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6.255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 fo:font-style="italic" style:font-style-asian="italic" style:font-style-complex="italic"/>
    </style:style>
    <style:style style:name="P3" style:family="paragraph" style:parent-style-name="Text_20_body">
      <style:text-properties fo:language="it" fo:country="IT" officeooo:rsid="0014d8a4" officeooo:paragraph-rsid="0014d8a4"/>
    </style:style>
    <style:style style:name="P4" style:family="paragraph" style:parent-style-name="Text_20_body">
      <style:text-properties fo:language="it" fo:country="IT" officeooo:rsid="002f746c" officeooo:paragraph-rsid="002f746c"/>
    </style:style>
    <style:style style:name="P5" style:family="paragraph" style:parent-style-name="Text_20_body">
      <style:text-properties fo:language="it" fo:country="IT" officeooo:rsid="002f746c" officeooo:paragraph-rsid="0038c16a"/>
    </style:style>
    <style:style style:name="P6" style:family="paragraph" style:parent-style-name="Text_20_body">
      <style:text-properties fo:language="it" fo:country="IT" officeooo:rsid="003e60e3" officeooo:paragraph-rsid="003e60e3"/>
    </style:style>
    <style:style style:name="P7" style:family="paragraph" style:parent-style-name="Text_20_body">
      <style:paragraph-properties fo:text-align="justify" style:justify-single-word="false"/>
      <style:text-properties fo:language="it" fo:country="IT" officeooo:rsid="0053092b" officeooo:paragraph-rsid="00695cfe"/>
    </style:style>
    <style:style style:name="P8" style:family="paragraph" style:parent-style-name="Text_20_body">
      <style:text-properties fo:language="it" fo:country="IT" officeooo:rsid="0059cf47" officeooo:paragraph-rsid="0059cf47"/>
    </style:style>
    <style:style style:name="P9" style:family="paragraph" style:parent-style-name="Text_20_body">
      <style:paragraph-properties fo:text-align="justify" style:justify-single-word="false"/>
      <style:text-properties fo:language="it" fo:country="IT" officeooo:rsid="00533ef1" officeooo:paragraph-rsid="00695cfe"/>
    </style:style>
    <style:style style:name="P10" style:family="paragraph" style:parent-style-name="Text_20_body">
      <style:text-properties fo:language="it" fo:country="IT" officeooo:rsid="00533ef1" officeooo:paragraph-rsid="0053092b"/>
    </style:style>
    <style:style style:name="P11" style:family="paragraph" style:parent-style-name="Text_20_body">
      <style:text-properties fo:language="it" fo:country="IT" officeooo:rsid="00431a1f" officeooo:paragraph-rsid="006868c1"/>
    </style:style>
    <style:style style:name="P12" style:family="paragraph" style:parent-style-name="Text_20_body">
      <style:text-properties fo:language="it" fo:country="IT" officeooo:rsid="00431a1f" officeooo:paragraph-rsid="007fe6c1"/>
    </style:style>
    <style:style style:name="P13" style:family="paragraph" style:parent-style-name="Text_20_body">
      <style:text-properties fo:language="it" fo:country="IT" officeooo:paragraph-rsid="0069e116"/>
    </style:style>
    <style:style style:name="P14" style:family="paragraph" style:parent-style-name="Text_20_body">
      <style:text-properties fo:language="it" fo:country="IT" officeooo:rsid="0069e116" officeooo:paragraph-rsid="0069e116"/>
    </style:style>
    <style:style style:name="P15" style:family="paragraph" style:parent-style-name="Text_20_body">
      <style:text-properties fo:language="it" fo:country="IT" officeooo:rsid="0087d842" officeooo:paragraph-rsid="0087d842"/>
    </style:style>
    <style:style style:name="P16" style:family="paragraph" style:parent-style-name="Text_20_body">
      <style:text-properties fo:language="it" fo:country="IT" officeooo:rsid="008972dc" officeooo:paragraph-rsid="008972dc"/>
    </style:style>
    <style:style style:name="P17" style:family="paragraph" style:parent-style-name="Text_20_body">
      <style:text-properties fo:language="it" fo:country="IT" officeooo:rsid="008e7e8a" officeooo:paragraph-rsid="003aeaca"/>
    </style:style>
    <style:style style:name="P18" style:family="paragraph" style:parent-style-name="Text_20_body">
      <style:text-properties fo:language="it" fo:country="IT" officeooo:rsid="008e7e8a" officeooo:paragraph-rsid="008e7e8a"/>
    </style:style>
    <style:style style:name="P19" style:family="paragraph" style:parent-style-name="Text_20_body">
      <style:text-properties fo:language="it" fo:country="IT" officeooo:rsid="008fd376" officeooo:paragraph-rsid="008fd376"/>
    </style:style>
    <style:style style:name="P20" style:family="paragraph" style:parent-style-name="Text_20_body">
      <style:text-properties fo:language="it" fo:country="IT" officeooo:rsid="00a2bf27" officeooo:paragraph-rsid="00a2bf27"/>
    </style:style>
    <style:style style:name="P21" style:family="paragraph" style:parent-style-name="Text_20_body">
      <style:text-properties fo:language="it" fo:country="IT" officeooo:rsid="00773b4b" officeooo:paragraph-rsid="00773b4b"/>
    </style:style>
    <style:style style:name="P22" style:family="paragraph" style:parent-style-name="Text_20_body">
      <style:text-properties fo:language="it" fo:country="IT" officeooo:rsid="002e681f" officeooo:paragraph-rsid="008b97bc"/>
    </style:style>
    <style:style style:name="P23" style:family="paragraph" style:parent-style-name="Text_20_body">
      <style:text-properties fo:language="it" fo:country="IT" officeooo:rsid="0097c5a1" officeooo:paragraph-rsid="00adcad3"/>
    </style:style>
    <style:style style:name="P24" style:family="paragraph" style:parent-style-name="Text_20_body">
      <style:text-properties officeooo:paragraph-rsid="00b38cdb"/>
    </style:style>
    <style:style style:name="P25" style:family="paragraph" style:parent-style-name="Heading_20_2">
      <style:text-properties fo:language="it" fo:country="IT"/>
    </style:style>
    <style:style style:name="P26" style:family="paragraph" style:parent-style-name="Heading_20_2">
      <style:text-properties fo:language="it" fo:country="IT" officeooo:rsid="0014d8a4" officeooo:paragraph-rsid="0014d8a4"/>
    </style:style>
    <style:style style:name="P27" style:family="paragraph" style:parent-style-name="Heading_20_2">
      <style:text-properties fo:language="it" fo:country="IT" officeooo:rsid="0012dbc6" officeooo:paragraph-rsid="00670308"/>
    </style:style>
    <style:style style:name="P28" style:family="paragraph" style:parent-style-name="Heading_20_2">
      <style:text-properties officeooo:paragraph-rsid="0011f0cb"/>
    </style:style>
    <style:style style:name="P29" style:family="paragraph" style:parent-style-name="Heading_20_1">
      <style:paragraph-properties fo:text-align="center" style:justify-single-word="false"/>
      <style:text-properties fo:language="it" fo:country="IT"/>
    </style:style>
    <style:style style:name="P30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31" style:family="paragraph" style:parent-style-name="Standard">
      <style:text-properties fo:language="it" fo:country="I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officeooo:rsid="00695cfe" officeooo:paragraph-rsid="00695cfe" style:font-name-asian="Times New Roman1" style:font-size-asian="14pt" style:font-name-complex="Times New Roman1" style:font-size-complex="14pt"/>
    </style:style>
    <style:style style:name="P33" style:family="paragraph" style:parent-style-name="Standard">
      <style:text-properties fo:language="it" fo:country="IT"/>
    </style:style>
    <style:style style:name="P34" style:family="paragraph" style:parent-style-name="Standard">
      <style:text-properties fo:language="it" fo:country="IT" officeooo:paragraph-rsid="00b9b69f"/>
    </style:style>
    <style:style style:name="P35" style:family="paragraph" style:parent-style-name="Text_20_body" style:list-style-name="L1">
      <style:text-properties fo:language="it" fo:country="IT" officeooo:rsid="003e60e3" officeooo:paragraph-rsid="003dbd47"/>
    </style:style>
    <style:style style:name="P36" style:family="paragraph" style:parent-style-name="Text_20_body" style:list-style-name="L1">
      <style:text-properties fo:language="it" fo:country="IT" officeooo:rsid="003e60e3" officeooo:paragraph-rsid="003e60e3"/>
    </style:style>
    <style:style style:name="P37" style:family="paragraph" style:parent-style-name="Text_20_body" style:list-style-name="L2">
      <style:text-properties fo:language="it" fo:country="IT" officeooo:rsid="00a7b358" officeooo:paragraph-rsid="00a87d6d"/>
    </style:style>
    <style:style style:name="P38" style:family="paragraph" style:parent-style-name="Text_20_body" style:list-style-name="L2">
      <style:text-properties fo:language="it" fo:country="IT" officeooo:rsid="00ad49ab" officeooo:paragraph-rsid="00afe2cb"/>
    </style:style>
    <style:style style:name="P39" style:family="paragraph" style:parent-style-name="Text_20_body" style:list-style-name="L2">
      <style:text-properties fo:language="it" fo:country="IT" officeooo:rsid="00a87d6d" officeooo:paragraph-rsid="00a87d6d"/>
    </style:style>
    <style:style style:name="P40" style:family="paragraph" style:parent-style-name="Text_20_body" style:list-style-name="L2">
      <style:text-properties fo:language="it" fo:country="IT" officeooo:rsid="00251254" officeooo:paragraph-rsid="0031e95b"/>
    </style:style>
    <style:style style:name="P41" style:family="paragraph" style:parent-style-name="Text_20_body" style:list-style-name="L2">
      <style:text-properties fo:language="it" fo:country="IT" officeooo:rsid="004a5b63" officeooo:paragraph-rsid="007e36fe"/>
    </style:style>
    <style:style style:name="P42" style:family="paragraph" style:parent-style-name="Text_20_body" style:list-style-name="L2">
      <style:text-properties fo:language="it" fo:country="IT" officeooo:rsid="004a7821" officeooo:paragraph-rsid="00773b4b"/>
    </style:style>
    <style:style style:name="P43" style:family="paragraph" style:parent-style-name="Text_20_body" style:list-style-name="L3">
      <style:text-properties fo:language="it" fo:country="IT"/>
    </style:style>
    <style:style style:name="P44" style:family="paragraph" style:parent-style-name="Text_20_body" style:list-style-name="L3">
      <style:text-properties fo:language="it" fo:country="IT" officeooo:paragraph-rsid="001b0308"/>
    </style:style>
    <style:style style:name="P45" style:family="paragraph" style:parent-style-name="Text_20_body" style:list-style-name="L3">
      <style:text-properties fo:language="it" fo:country="IT" officeooo:rsid="00745b7a" officeooo:paragraph-rsid="00745b7a"/>
    </style:style>
    <style:style style:name="P46" style:family="paragraph" style:parent-style-name="Text_20_body" style:list-style-name="L3">
      <style:text-properties fo:language="it" fo:country="IT" officeooo:rsid="004f9284" officeooo:paragraph-rsid="004f9284"/>
    </style:style>
    <style:style style:name="P47" style:family="paragraph" style:parent-style-name="Text_20_body" style:list-style-name="L4">
      <style:text-properties fo:language="it" fo:country="IT" officeooo:rsid="0069e116" officeooo:paragraph-rsid="0069e116"/>
    </style:style>
    <style:style style:name="P48" style:family="paragraph" style:parent-style-name="Text_20_body" style:list-style-name="L5">
      <style:text-properties fo:language="it" fo:country="IT"/>
    </style:style>
    <style:style style:name="P49" style:family="paragraph" style:parent-style-name="Text_20_body" style:list-style-name="L5">
      <style:text-properties fo:language="it" fo:country="IT" officeooo:paragraph-rsid="00830590"/>
    </style:style>
    <style:style style:name="P50" style:family="paragraph" style:parent-style-name="Text_20_body" style:list-style-name="L3">
      <style:text-properties officeooo:paragraph-rsid="00a0efc7"/>
    </style:style>
    <style:style style:name="P51" style:family="paragraph" style:parent-style-name="Text_20_body" style:list-style-name="L4">
      <style:text-properties officeooo:paragraph-rsid="0069e11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0bce" style:font-style-asian="italic" style:font-style-complex="italic"/>
    </style:style>
    <style:style style:name="T3" style:family="text">
      <style:text-properties fo:font-style="italic" officeooo:rsid="00162ff1" style:font-style-asian="italic" style:font-style-complex="italic"/>
    </style:style>
    <style:style style:name="T4" style:family="text">
      <style:text-properties fo:font-style="italic" officeooo:rsid="0019054d" style:font-style-asian="italic" style:font-style-complex="italic"/>
    </style:style>
    <style:style style:name="T5" style:family="text">
      <style:text-properties fo:font-style="italic" officeooo:rsid="002693c8" style:font-style-asian="italic" style:font-style-complex="italic"/>
    </style:style>
    <style:style style:name="T6" style:family="text">
      <style:text-properties fo:font-style="italic" officeooo:rsid="005fc8ec" style:font-style-asian="italic" style:font-style-complex="italic"/>
    </style:style>
    <style:style style:name="T7" style:family="text">
      <style:text-properties fo:font-style="italic" officeooo:rsid="004a7821" style:font-style-asian="italic" style:font-style-complex="italic"/>
    </style:style>
    <style:style style:name="T8" style:family="text">
      <style:text-properties fo:font-style="italic" officeooo:rsid="0058e397" style:font-style-asian="italic" style:font-style-complex="italic"/>
    </style:style>
    <style:style style:name="T9" style:family="text">
      <style:text-properties fo:font-style="italic" officeooo:rsid="006868c1" style:font-style-asian="italic" style:font-style-complex="italic"/>
    </style:style>
    <style:style style:name="T10" style:family="text">
      <style:text-properties fo:font-style="italic" officeooo:rsid="007fe6c1" style:font-style-asian="italic" style:font-style-complex="italic"/>
    </style:style>
    <style:style style:name="T11" style:family="text">
      <style:text-properties fo:font-style="italic" officeooo:rsid="00814a99" style:font-style-asian="italic" style:font-style-complex="italic"/>
    </style:style>
    <style:style style:name="T12" style:family="text">
      <style:text-properties fo:font-style="italic" officeooo:rsid="008b8163" style:font-style-asian="italic" style:font-style-complex="italic"/>
    </style:style>
    <style:style style:name="T13" style:family="text">
      <style:text-properties fo:font-style="italic" officeooo:rsid="0091e5c3" style:font-style-asian="italic" style:font-style-complex="italic"/>
    </style:style>
    <style:style style:name="T14" style:family="text">
      <style:text-properties fo:font-style="italic" officeooo:rsid="00a0efc7" style:font-style-asian="italic" style:font-style-complex="italic"/>
    </style:style>
    <style:style style:name="T15" style:family="text">
      <style:text-properties fo:font-style="italic" officeooo:rsid="00adcad3" style:font-style-asian="italic" style:font-style-complex="italic"/>
    </style:style>
    <style:style style:name="T16" style:family="text">
      <style:text-properties fo:font-style="italic" officeooo:rsid="00b9b69f" style:font-style-asian="italic" style:font-style-complex="italic"/>
    </style:style>
    <style:style style:name="T17" style:family="text">
      <style:text-properties fo:language="it" fo:country="IT"/>
    </style:style>
    <style:style style:name="T18" style:family="text">
      <style:text-properties fo:language="it" fo:country="IT" officeooo:rsid="00348bc4"/>
    </style:style>
    <style:style style:name="T19" style:family="text">
      <style:text-properties fo:language="it" fo:country="IT" fo:font-weight="bold" style:font-weight-asian="bold" style:font-weight-complex="bold"/>
    </style:style>
    <style:style style:name="T20" style:family="text">
      <style:text-properties fo:language="it" fo:country="IT" officeooo:rsid="005d1ebe"/>
    </style:style>
    <style:style style:name="T21" style:family="text">
      <style:text-properties fo:language="it" fo:country="IT" officeooo:rsid="006868c1"/>
    </style:style>
    <style:style style:name="T22" style:family="text">
      <style:text-properties fo:language="it" fo:country="IT" officeooo:rsid="0069e116"/>
    </style:style>
    <style:style style:name="T23" style:family="text">
      <style:text-properties fo:language="it" fo:country="IT" fo:font-weight="normal" officeooo:rsid="00348bc4" style:font-weight-asian="normal" style:font-weight-complex="normal"/>
    </style:style>
    <style:style style:name="T24" style:family="text">
      <style:text-properties fo:language="it" fo:country="IT" officeooo:rsid="00745b7a"/>
    </style:style>
    <style:style style:name="T25" style:family="text">
      <style:text-properties fo:language="it" fo:country="IT" officeooo:rsid="007fe6c1"/>
    </style:style>
    <style:style style:name="T26" style:family="text">
      <style:text-properties fo:language="it" fo:country="IT" officeooo:rsid="00a0efc7"/>
    </style:style>
    <style:style style:name="T27" style:family="text">
      <style:text-properties fo:language="it" fo:country="IT" officeooo:rsid="003e60e3"/>
    </style:style>
    <style:style style:name="T28" style:family="text">
      <style:text-properties fo:language="it" fo:country="IT" officeooo:rsid="005f884d"/>
    </style:style>
    <style:style style:name="T29" style:family="text">
      <style:text-properties fo:language="it" fo:country="IT" officeooo:rsid="00a44abf"/>
    </style:style>
    <style:style style:name="T30" style:family="text">
      <style:text-properties fo:language="it" fo:country="IT" officeooo:rsid="00b1e7d1"/>
    </style:style>
    <style:style style:name="T31" style:family="text">
      <style:text-properties fo:language="it" fo:country="IT" officeooo:rsid="00b38cdb"/>
    </style:style>
    <style:style style:name="T32" style:family="text">
      <style:text-properties fo:language="it" fo:country="IT" officeooo:rsid="00b4fcb0"/>
    </style:style>
    <style:style style:name="T33" style:family="text">
      <style:text-properties officeooo:rsid="00133868"/>
    </style:style>
    <style:style style:name="T34" style:family="text">
      <style:text-properties officeooo:rsid="00162ff1"/>
    </style:style>
    <style:style style:name="T35" style:family="text">
      <style:text-properties style:font-name="OpenSymbol" officeooo:rsid="00162ff1" style:font-name-asian="OpenSymbol" style:font-name-complex="OpenSymbol"/>
    </style:style>
    <style:style style:name="T36" style:family="text">
      <style:text-properties officeooo:rsid="0019054d"/>
    </style:style>
    <style:style style:name="T37" style:family="text">
      <style:text-properties officeooo:rsid="001e2922"/>
    </style:style>
    <style:style style:name="T38" style:family="text">
      <style:text-properties officeooo:rsid="001f4fc1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fcd8c" style:font-style-asian="normal" style:font-style-complex="normal"/>
    </style:style>
    <style:style style:name="T41" style:family="text">
      <style:text-properties fo:font-style="normal" officeooo:rsid="00595cbf" style:font-style-asian="normal" style:font-style-complex="normal"/>
    </style:style>
    <style:style style:name="T42" style:family="text">
      <style:text-properties officeooo:rsid="002693c8"/>
    </style:style>
    <style:style style:name="T43" style:family="text">
      <style:text-properties style:font-name="Times New Roman" officeooo:rsid="00162ff1" style:font-name-asian="OpenSymbol" style:font-name-complex="OpenSymbol"/>
    </style:style>
    <style:style style:name="T44" style:family="text">
      <style:text-properties officeooo:rsid="00348bc4"/>
    </style:style>
    <style:style style:name="T45" style:family="text">
      <style:text-properties style:font-name="Times New Roman1" fo:font-style="italic" officeooo:rsid="003aeaca" style:font-style-asian="italic" style:font-style-complex="italic"/>
    </style:style>
    <style:style style:name="T46" style:family="text">
      <style:text-properties style:font-name="Times New Roman1" fo:font-style="italic" officeooo:rsid="00adcad3" style:font-style-asian="italic" style:font-style-complex="italic"/>
    </style:style>
    <style:style style:name="T47" style:family="text">
      <style:text-properties officeooo:rsid="0041993f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44d823"/>
    </style:style>
    <style:style style:name="T50" style:family="text">
      <style:text-properties officeooo:rsid="00472ee3"/>
    </style:style>
    <style:style style:name="T51" style:family="text">
      <style:text-properties officeooo:rsid="004a7821"/>
    </style:style>
    <style:style style:name="T52" style:family="text">
      <style:text-properties officeooo:rsid="00571e33"/>
    </style:style>
    <style:style style:name="T53" style:family="text">
      <style:text-properties officeooo:rsid="0058e397"/>
    </style:style>
    <style:style style:name="T54" style:family="text">
      <style:text-properties officeooo:rsid="00595cbf"/>
    </style:style>
    <style:style style:name="T55" style:family="text">
      <style:text-properties officeooo:rsid="00372775"/>
    </style:style>
    <style:style style:name="T56" style:family="text">
      <style:text-properties officeooo:rsid="005d1ebe"/>
    </style:style>
    <style:style style:name="T57" style:family="text">
      <style:text-properties officeooo:rsid="005de792"/>
    </style:style>
    <style:style style:name="T58" style:family="text">
      <style:text-properties officeooo:rsid="0061073d"/>
    </style:style>
    <style:style style:name="T59" style:family="text">
      <style:text-properties officeooo:rsid="00627a42"/>
    </style:style>
    <style:style style:name="T60" style:family="text">
      <style:text-properties officeooo:rsid="006484d2"/>
    </style:style>
    <style:style style:name="T61" style:family="text">
      <style:text-properties officeooo:rsid="00670308"/>
    </style:style>
    <style:style style:name="T62" style:family="text">
      <style:text-properties officeooo:rsid="006868c1"/>
    </style:style>
    <style:style style:name="T63" style:family="text">
      <style:text-properties officeooo:rsid="00695cfe"/>
    </style:style>
    <style:style style:name="T64" style:family="text">
      <style:text-properties officeooo:rsid="0069e116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69e116" style:font-weight-asian="bold" style:font-weight-complex="bold"/>
    </style:style>
    <style:style style:name="T67" style:family="text">
      <style:text-properties officeooo:rsid="006ec499"/>
    </style:style>
    <style:style style:name="T68" style:family="text">
      <style:text-properties officeooo:rsid="007004f2"/>
    </style:style>
    <style:style style:name="T69" style:family="text">
      <style:text-properties style:text-underline-style="none"/>
    </style:style>
    <style:style style:name="T70" style:family="text">
      <style:text-properties officeooo:rsid="0074358b"/>
    </style:style>
    <style:style style:name="T71" style:family="text">
      <style:text-properties officeooo:rsid="00773b4b"/>
    </style:style>
    <style:style style:name="T72" style:family="text">
      <style:text-properties officeooo:rsid="007e24e5"/>
    </style:style>
    <style:style style:name="T73" style:family="text">
      <style:text-properties officeooo:rsid="007fe6c1"/>
    </style:style>
    <style:style style:name="T74" style:family="text">
      <style:text-properties officeooo:rsid="00814a99"/>
    </style:style>
    <style:style style:name="T75" style:family="text">
      <style:text-properties officeooo:rsid="008ac6bb"/>
    </style:style>
    <style:style style:name="T76" style:family="text">
      <style:text-properties officeooo:rsid="008b8163"/>
    </style:style>
    <style:style style:name="T77" style:family="text">
      <style:text-properties officeooo:rsid="008e7e8a"/>
    </style:style>
    <style:style style:name="T78" style:family="text">
      <style:text-properties officeooo:rsid="008fd376"/>
    </style:style>
    <style:style style:name="T79" style:family="text">
      <style:text-properties officeooo:rsid="0091e5c3"/>
    </style:style>
    <style:style style:name="T80" style:family="text">
      <style:text-properties officeooo:rsid="0092c426"/>
    </style:style>
    <style:style style:name="T81" style:family="text">
      <style:text-properties officeooo:rsid="009a7e63"/>
    </style:style>
    <style:style style:name="T82" style:family="text">
      <style:text-properties officeooo:rsid="009c4a1e"/>
    </style:style>
    <style:style style:name="T83" style:family="text">
      <style:text-properties officeooo:rsid="00a08b93"/>
    </style:style>
    <style:style style:name="T84" style:family="text">
      <style:text-properties officeooo:rsid="00a0efc7"/>
    </style:style>
    <style:style style:name="T85" style:family="text">
      <style:text-properties officeooo:rsid="00a588a2"/>
    </style:style>
    <style:style style:name="T86" style:family="text">
      <style:text-properties officeooo:rsid="00a974e5"/>
    </style:style>
    <style:style style:name="T87" style:family="text">
      <style:text-properties officeooo:rsid="00adcad3"/>
    </style:style>
    <style:style style:name="T88" style:family="text">
      <style:text-properties style:font-name="Symbol" officeooo:rsid="00adcad3"/>
    </style:style>
    <style:style style:name="T89" style:family="text">
      <style:text-properties style:text-position="super 58%" officeooo:rsid="00adcad3"/>
    </style:style>
    <style:style style:name="T90" style:family="text">
      <style:text-properties officeooo:rsid="00afe2cb"/>
    </style:style>
    <style:style style:name="T91" style:family="text">
      <style:text-properties officeooo:rsid="00b0885f"/>
    </style:style>
    <style:style style:name="T92" style:family="text">
      <style:text-properties officeooo:rsid="00b1e7d1"/>
    </style:style>
    <style:style style:name="T93" style:family="text">
      <style:text-properties officeooo:rsid="00b28bc7"/>
    </style:style>
    <style:style style:name="T94" style:family="text">
      <style:text-properties officeooo:rsid="00b9b69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48612512" text:id="ct48612512">
          <text:insertion>
            <office:change-info>
              <dc:creator>Moreno Marzolla</dc:creator>
              <dc:date>2017-05-26T18:48:00</dc:date>
            </office:change-info>
          </text:insertion>
        </text:changed-region>
        <text:changed-region xml:id="ct44135472" text:id="ct44135472">
          <text:insertion>
            <office:change-info>
              <dc:creator>Moreno Marzolla</dc:creator>
              <dc:date>2017-05-26T18:28:00</dc:date>
            </office:change-info>
          </text:insertion>
        </text:changed-region>
        <text:changed-region xml:id="ct44136880" text:id="ct44136880">
          <text:insertion>
            <office:change-info>
              <dc:creator>Moreno Marzolla</dc:creator>
              <dc:date>2017-05-26T18:35:00</dc:date>
            </office:change-info>
          </text:insertion>
        </text:changed-region>
        <text:changed-region xml:id="ct44138320" text:id="ct44138320">
          <text:insertion>
            <office:change-info>
              <dc:creator>Moreno Marzolla</dc:creator>
              <dc:date>2017-05-26T18:36:00</dc:date>
            </office:change-info>
          </text:insertion>
        </text:changed-region>
        <text:changed-region xml:id="ct44139696" text:id="ct44139696">
          <text:insertion>
            <office:change-info>
              <dc:creator>Moreno Marzolla</dc:creator>
              <dc:date>2017-05-26T18:29:00</dc:date>
            </office:change-info>
          </text:insertion>
        </text:changed-region>
        <text:changed-region xml:id="ct44138928" text:id="ct44138928">
          <text:insertion>
            <office:change-info>
              <dc:creator>Moreno Marzolla</dc:creator>
              <dc:date>2017-05-26T18:32:00</dc:date>
            </office:change-info>
          </text:insertion>
        </text:changed-region>
        <text:changed-region xml:id="ct44141504" text:id="ct44141504">
          <text:insertion>
            <office:change-info>
              <dc:creator>Moreno Marzolla</dc:creator>
              <dc:date>2017-05-26T18:34:00</dc:date>
            </office:change-info>
          </text:insertion>
        </text:changed-region>
        <text:changed-region xml:id="ct44140976" text:id="ct44140976">
          <text:insertion>
            <office:change-info>
              <dc:creator>Moreno Marzolla</dc:creator>
              <dc:date>2017-05-26T18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Corso di <text:span text:style-name="T33">High Performance Computing</text:span></text:h>
      <text:p text:style-name="P30"><text:span text:style-name="T38">Progetto </text:span>201<text:span text:style-name="T33">6</text:span>/201<text:span text:style-name="T33">7</text:span></text:p>
      <text:p text:style-name="P1">Moreno Marzolla</text:p>
      <text:p text:style-name="P31"><text:change-start text:change-id="ct48612512"/></text:p>
      <text:p text:style-name="P34"><text:span text:style-name="T1">Versione 1.</text:span><text:span text:style-name="T16">1</text:span><text:span text:style-name="T1"> del </text:span><text:span text:style-name="T6">2</text:span><text:span text:style-name="T16">6</text:span><text:span text:style-name="T2">/</text:span><text:span text:style-name="T6">05</text:span><text:span text:style-name="T2">/2017</text:span></text:p>
      <text:p text:style-name="P34"><text:tab/><text:span text:style-name="T94">Segnalata la necessità di gestire con attenzione le </text:span><text:span text:style-name="T16">ghost cell</text:span><text:span text:style-name="T94"> (se usate)</text:span><text:change-end text:change-id="ct48612512"/></text:p>
      <text:p text:style-name="P31"><text:span text:style-name="T1">Versione 1.0 del </text:span><text:span text:style-name="T6">24</text:span><text:span text:style-name="T2">/</text:span><text:span text:style-name="T6">05</text:span><text:span text:style-name="T2">/2017</text:span></text:p>
      <text:p text:style-name="P31"><text:tab/>Prima versione di questo documento</text:p>
      <text:p text:style-name="P31"/>
      <text:h text:style-name="P26" text:outline-level="2">Il modello Biham-Middleton-Levine</text:h>
      <text:p text:style-name="P3">Il modello <text:a xlink:type="simple" xlink:href="https://en.wikipedia.org/wiki/Biham–Middleton–Levine_traffic_model" text:style-name="Internet_20_link">Biham-Middleton-Levine</text:a> <text:span text:style-name="T60">(BML) [1, 2] </text:span>è un semplice automa cellulare bidimensionale usato per studiare <text:span text:style-name="T54">flussi di traffico di veicoli in condizioni semplificate. Il modello consiste in una matrice quadrata di </text:span><text:span text:style-name="T3">N </text:span><text:span text:style-name="T35"></text:span><text:span text:style-name="T34"> </text:span><text:span text:style-name="T3">N</text:span><text:span text:style-name="T34"> celle. Ogni cella può essere in tre possibili stati: (</text:span><text:span text:style-name="T3">i</text:span><text:span text:style-name="T40">) </text:span><text:span text:style-name="T34">vuota, (</text:span><text:span text:style-name="T3">ii</text:span><text:span text:style-name="T34">) contenente un veicolo che si muove da sinistra a destra (LR), (</text:span><text:span text:style-name="T3">iii</text:span><text:span text:style-name="T34">) contenere un veicolo che si muove dall'alto verso basso (TB). Il modello evolve a istanti discreti di tempo </text:span><text:span text:style-name="T3">t</text:span><text:span text:style-name="T34"> = 0, 1, 2, 3, ... Ogni passo di evoluzione consiste di due fasi da eseguire in sequenza. Nella prima fase, tutti i veicoli LR la cui cella di destra è vuota si spostano a destra di una posizione; nella seconda fase, i veicoli TB la cui cella in basso è vuota si spostano in basso di una posizione. Assumiamo un dominio ciclico, quindi i veicoli che escono da un lato rientrano dal lato opposto. Come sempre nel caso di automi cellulari si assume che tutti gli spostamenti avvengano contemporaneamente: per simulare ciò si fa uso di due domini, che rappresentano la situazione corrente e la situazione al passo successivo. I dati vengono sempre letti dalla griglia corrente e scritti nella griglia successiva.</text:span></text:p>
      <text:p text:style-name="P4">La figura seguente mostra un esempio con una griglia 5 <text:span text:style-name="T35"></text:span><text:span text:style-name="T43"> </text:span>5; i veicoli che si muovono da sinistra a destra sono indicati in <text:span text:style-name="T49">rosso</text:span>, mentre quelli che si muovono dall'alto verso il basso sono indicati in <text:span text:style-name="T49">blu</text:span>. </text:p>
      <text:p text:style-name="P5"><draw:frame draw:style-name="fr1" draw:name="Object1" text:anchor-type="paragraph" svg:x="0.572in" svg:y="0.0028in" svg:width="5.5484in" svg:height="2.7063in" draw:z-index="0"><draw:object xlink:href="./Object 1" xlink:type="simple" xlink:show="embed" xlink:actuate="onLoad"/><draw:image xlink:href="./ObjectReplacements/Object 1" xlink:type="simple" xlink:show="embed" xlink:actuate="onLoad"/></draw:frame>In (<text:span text:style-name="T77">1</text:span>) si esegue la prima fase, che consiste nello spostamento verso destra di tutti i veicoli LR che hanno la cella a destra libera. I veicoli <text:span text:style-name="T1">b</text:span>, <text:span text:style-name="T1">c</text:span>, <text:span text:style-name="T1">d</text:span>, <text:span text:style-name="T1">e</text:span> possono <text:span text:style-name="T54">spostarsi </text:span>a destra di una posizione, mentre il veicolo <text:span text:style-name="T1">a</text:span> è bloccato da <text:span text:style-name="T1">b</text:span><text:span text:style-name="T39"> </text:span><text:span text:style-name="T41">nello stato corrente, e quindi non si sposta</text:span>. Si noti che la decisione di ciascun veicolo se avanzare o no deve essere basata sull'analisi della griglia corrente. In (<text:span text:style-name="T77">2</text:span>) si esegue la seconda fase, che consiste nello spostamento ve<text:span text:style-name="T50">r</text:span>so il basso di tutti i veicoli TB che hanno la cella in basso libera. I veicoli <text:span text:style-name="T1">A</text:span>, <text:span text:style-name="T1">D</text:span>, <text:span text:style-name="T1">E</text:span> <text:span text:style-name="T54">si spostano di una casella verso il basso</text:span>, mentre <text:span text:style-name="T1">B</text:span> e <text:span text:style-name="T1">C</text:span> <text:span text:style-name="T54">risultano bloccati </text:span>da altri veicoli <text:span text:style-name="T54">e non si spostano</text:span>.</text:p>
      <text:p text:style-name="P18"><text:span text:style-name="T78">L'algoritmo da eseguire per realizzare la prima fase (spostamenti orizzontali) è descritto dallo </text:span><text:soft-page-break/><text:span text:style-name="T78">pseudocodice seguente. </text:span><text:span text:style-name="Teletype"><text:span text:style-name="T78">cur</text:span></text:span><text:span text:style-name="T78"> e </text:span><text:span text:style-name="Teletype"><text:span text:style-name="T78">next</text:span></text:span><text:span text:style-name="T78"> rappresentano la griglia corrente e quella successiva; gli elementi della griglia possono essere </text:span><text:span text:style-name="Teletype"><text:span text:style-name="T78">EMPTY</text:span></text:span><text:span text:style-name="T78"> (cella vuota), </text:span><text:span text:style-name="Teletype"><text:span text:style-name="T78">LR</text:span></text:span><text:span text:style-name="T78"> (veicolo con movimento sinistra-destra) oppure </text:span><text:span text:style-name="Teletype"><text:span text:style-name="T78">TB</text:span></text:span><text:span text:style-name="T78"> (veicolo con movimento alto-basso):</text:span></text:p>
      <text:p text:style-name="Codice">horizontal_step( cur, next )</text:p>
      <text:p text:style-name="Codice"><text:tab/><text:span text:style-name="T65">for</text:span> i ← 0 <text:span text:style-name="T65">to</text:span> N - 1 <text:span text:style-name="T65">do</text:span></text:p>
      <text:p text:style-name="Codice"><text:tab/><text:tab/><text:span text:style-name="T65">for</text:span> j ← 0 <text:span text:style-name="T65">to</text:span> N - 1 <text:span text:style-name="T65">do</text:span></text:p>
      <text:p text:style-name="Codice"><text:tab/><text:tab/><text:tab/><text:span text:style-name="T65">if</text:span> ( cur[i][j-1] = LR <text:span text:style-name="T65">and</text:span> cur[i][j] = EMPTY ) <text:span text:style-name="T65">then</text:span></text:p>
      <text:p text:style-name="Codice"><text:tab/><text:tab/><text:tab/><text:tab/>next[i][j] ← LR</text:p>
      <text:p text:style-name="Codice"><text:tab/><text:tab/><text:tab/><text:span text:style-name="T65">elseif</text:span> ( cur[i][j] = LR <text:span text:style-name="T65">and</text:span> cur[i][j+1] = EMPTY ) <text:span text:style-name="T65">then</text:span></text:p>
      <text:p text:style-name="Codice"><text:tab/><text:tab/><text:tab/><text:tab/>next[i][j] ← EMPTY</text:p>
      <text:p text:style-name="Codice"><text:tab/><text:tab/><text:tab/><text:span text:style-name="T65">else</text:span></text:p>
      <text:p text:style-name="Codice"><text:tab/><text:tab/><text:tab/><text:tab/>next[i][j] ← cur[i][j]</text:p>
      <text:p text:style-name="Codice"><text:tab/><text:tab/><text:tab/><text:span text:style-name="T65">endif</text:span></text:p>
      <text:p text:style-name="Codice"><text:tab/><text:tab/><text:span text:style-name="T65">endfor</text:span></text:p>
      <text:p text:style-name="Codice"><text:tab/><text:span text:style-name="T65">endfor</text:span></text:p>
      <text:p text:style-name="P19">Ricordiamo che stiamo operando su domini ciclici, quindi ad esempio <text:span text:style-name="Teletype">cur[i][j-1]</text:span> dovrà essere <text:span text:style-name="Teletype">cur[i][N-1]</text:span> se <text:span text:style-name="T1">j</text:span> = 0; <text:s/><text:span text:style-name="T86">lo pseudocodice deve essere opportunamente adattato per gestire correttamente questa condizione</text:span>. <text:span text:style-name="T79">L'algoritmo per effettuare gli spostamenti in verticale è simile (con le dovute modifiche) a quello sopra; naturalmente, gli spostamenti in verticale dovranno essere effettuati sulla </text:span><text:span text:style-name="T13">nuova</text:span><text:span text:style-name="T79"> griglia risultante </text:span><text:span text:style-name="T13">dopo</text:span><text:span text:style-name="T79"> aver effettuato quelli orizzontali. Una volta effettuati gli spostamenti in verticale e in orizzontale si completa un passo dell'evoluzione dello stato dell'automa.</text:span></text:p>
      <text:p text:style-name="P23">L'automa viene inizializzato definendo la dimensione <text:span text:style-name="T1">N</text:span> del dominio, la densità iniziale <text:span text:style-name="T45">ρ</text:span> di veicoli, e il numero di passi di simulazione da eseguire. Il parametro <text:span text:style-name="T45">ρ</text:span> è un valore reale compreso tra 0 e 1, e indica la probabilità che una cella risulti occupata (<text:span text:style-name="T45">ρ</text:span> = 0 produce un dominio vuoto, <text:s/><text:span text:style-name="T45">ρ</text:span> = 1 posiziona un veicolo in ogni cella). <text:span text:style-name="T87">Per ogni cella occupata si sceglie, con uguale probabilità, se piazzare un veicolo LR oppure TB; di conseguenza, in un dominio con </text:span><text:span text:style-name="T15">N</text:span><text:span text:style-name="T87"> </text:span><text:span text:style-name="T88">´ </text:span><text:span text:style-name="T15">N</text:span><text:span text:style-name="T87"> celle ci saranno in media (</text:span><text:span text:style-name="T46">ρ</text:span><text:span text:style-name="T15">N</text:span><text:span text:style-name="T89">2</text:span><text:span text:style-name="T87">)/2 veicoli LR e (</text:span><text:span text:style-name="T46">ρ</text:span><text:span text:style-name="T15">N</text:span><text:span text:style-name="T89">2</text:span><text:span text:style-name="T87">)/2 veicoli TB.</text:span></text:p>
      <text:p text:style-name="P8">L'automa <text:span text:style-name="T80">BML</text:span> ha proprietà interessanti. Se la densità iniziale di veicoli è al di sotto di una soglia critica, i veicoli si auto-organizzano per <text:span text:style-name="T76">muoversi senza interferire con altri veicoli (</text:span><text:span text:style-name="T12">free-flowing phase</text:span><text:span text:style-name="T76">)</text:span>. Se la densità, si possono formare degli ingorghi <text:span text:style-name="T76">periodici che però si dissolvono consentendo il movimento dei veicoli</text:span>. Se la densità supera una soglia critica, si forma un unico ingorgo permanente <text:span text:style-name="T76">(</text:span><text:span text:style-name="T12">jammed phase</text:span><text:span text:style-name="T76">) e nessun ulteriore movimento è possibile</text:span>. <text:span text:style-name="T55">La figura seguente mostra lo stato dell'automa dopo 2048 iterazioni su una griglia 256 </text:span><text:span text:style-name="T35"></text:span><text:span text:style-name="T43"> </text:span><text:span text:style-name="T55">256 per diverse densità </text:span><text:span text:style-name="T45">ρ</text:span><text:span text:style-name="T55"> di veicoli: </text:span><text:span text:style-name="T45">ρ</text:span><text:span text:style-name="T55"> = 0.2, </text:span><text:span text:style-name="T45">ρ</text:span><text:span text:style-name="T55"> = 0.3 e </text:span><text:span text:style-name="T45">ρ</text:span><text:span text:style-name="T55"> = 0.4. Si noti come nel caso </text:span><text:span text:style-name="T45">ρ</text:span><text:span text:style-name="T55"> = 0.4 si sia formato un ingorgo permanente.</text:span></text:p>
      <text:p text:style-name="P17"><draw:frame draw:style-name="fr2" draw:name="Object2" text:anchor-type="paragraph" svg:x="0.5953in" svg:y="0.1209in" svg:width="5.5492in" svg:height="1.67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text:span text:style-name="T58">Sulla pagina del corso (</text:span><text:a xlink:type="simple" xlink:href="http://moreno.marzolla.name/HPC/" text:style-name="Internet_20_link"><text:span text:style-name="T58">http://moreno.marzolla.name/HPC/</text:span></text:a><text:span text:style-name="T58">) è presente l'archivio </text:span><text:span text:style-name="Teletype"><text:span text:style-name="T58">ProgettoHPC1617.tar.gz</text:span></text:span><text:span text:style-name="T58"> contenente lo scheletro di </text:span>una implementazione del modello <text:span text:style-name="T60">BML. Il codice, che manca di alcune parti che devono essere implementate, può essere utilizzato come base per le versioni parallele da sviluppare (vedi seguito). È comunque consentita, qualsiasi modifica, inclusa la riscrittura da zero.</text:span></text:p>
      <text:h text:style-name="P27" text:outline-level="2"><text:soft-page-break/>Cosa viene richiesto</text:h>
      <text:p text:style-name="P6">Viene richiesto di consegnare <text:span text:style-name="T69">due</text:span> versioni parallele del programma:</text:p>
      <text:list xml:id="list3138091766548795742" text:style-name="L1">
        <text:list-item>
          <text:p text:style-name="P35">La prima, chiamata <text:span text:style-name="Teletype">omp-traffic.c</text:span>, deve <text:span text:style-name="T59">sfruttare il parallelismo fornito da </text:span>OpenMP; <text:span text:style-name="T81">questa versione può essere basata sullo scheletro fornito, una volta completate le funzioni.</text:span></text:p>
        </text:list-item>
        <text:list-item>
          <text:p text:style-name="P35">La seconda <text:span text:style-name="T81">versione </text:span>deve essere <text:span text:style-name="T59">basata</text:span>, a scelta, su MPI oppure CUDA (uno dei due, <text:span text:style-name="T61">non entrambi</text:span>). Il file deve chiamar<text:span text:style-name="T47">s</text:span>i rispettivamente <text:span text:style-name="Teletype">mpi-traffic.c</text:span> oppure <text:span text:style-name="Teletype">cuda-traffic.cu</text:span>. </text:p>
        </text:list-item>
      </text:list>
      <text:p text:style-name="P6">Oltre ai due programmi <text:span text:style-name="T61">di cui </text:span>sopra, è <text:span text:style-name="T59">obbligatorio includere</text:span>:</text:p>
      <text:list xml:id="list185012206769131" text:continue-numbering="true" text:style-name="L1">
        <text:list-item>
          <text:p text:style-name="P36">Una relazione in formato PDF <text:span text:style-name="T59">che descriva sinteticamente le strategie di parallelismo adottate e discuta la scalabilità ed efficienza dei programmi realizzati</text:span>.</text:p>
        </text:list-item>
      </text:list>
      <text:h text:style-name="P28" text:outline-level="2">Suggerimenti</text:h>
      <text:list xml:id="list6382987429420389413" text:style-name="L2">
        <text:list-item>
          <text:p text:style-name="P37">Lo scheletro del programma fornito <text:span text:style-name="T90">produce una singola</text:span> immagine <text:span text:style-name="T90">corrispondente a</text:span>llo stato dell'automa dopo <text:span text:style-name="T1">K</text:span> iterazioni. Sebbene sia possibile modificare il codice per salvare lo stato dell'automa dopo ogni iterazione, <text:span text:style-name="T90">ad esempio per produrre un video</text:span>, suggerisco di NON farlo mentre si misurano i tempi per il calcolo di speedup ed efficienza, in quanto il salvataggio dei file introduce dei ritardi che rendono le misure non significative.</text:p>
        </text:list-item>
        <text:list-item>
          <text:p text:style-name="P38">L'inizializzazione della griglia (la funzione <text:span text:style-name="Teletype">init()</text:span>) deve essere sempre effettuata da un singolo processo (il processo 0 nel caso di MPI, il master nel caso di OpenMP). Il motivo è che la funzione <text:span text:style-name="Teletype">rand()</text:span> della libreria C non è thread-safe, e pertanto non deve essere usata in contesti paralleli; inoltre il risultato dell'inizializzazione deve essere deterministico, e questo non sarebbe garantito nel caso di esecuzione concorrente.</text:p>
        </text:list-item>
        <text:list-item>
          <text:p text:style-name="P39">La versione OpenMP e MPI/CUDA devono produrre lo stesso risultato se vengono eseguite con gli stessi parametri di input, e se l'automa è inizializzato in modo deterministico da un unico processo. Suggerisco di confrontare i file di output prodotti dalle due versioni usando il comando Linux <text:span text:style-name="Teletype">cmp</text:span> per verificarne l'uguaglianza.</text:p>
        </text:list-item>
        <text:list-item>
          <text:p text:style-name="P40">Come sempre nel caso di domini ciclici <text:span text:style-name="T67">può essere conveniente</text:span> aumentare la griglia con righe e colonne aggiuntive (<text:span text:style-name="T1">ghost cell</text:span>) <text:span text:style-name="T72">che vanno aggiornate ad ogni passo</text:span>. <text:span text:style-name="T72">In tal caso il dominio avrà dimensione effettiva pari a (</text:span><text:span text:style-name="T5">N</text:span><text:span text:style-name="T42"> + 2) </text:span><text:span text:style-name="T35"></text:span><text:span text:style-name="T43"> </text:span><text:span text:style-name="T42">(</text:span><text:span text:style-name="T5">N</text:span><text:span text:style-name="T42"> + 2) celle.</text:span><text:change-start text:change-id="ct44135472"/><text:span text:style-name="T42"> Il riempimento delle </text:span><text:span text:style-name="T5">ghost cell</text:span><text:span text:style-name="T42"> va gestito con cura</text:span><text:change-end text:change-id="ct44135472"/><text:change-start text:change-id="ct44136880"/><text:span text:style-name="T42">, perché </text:span><text:change-end text:change-id="ct44136880"/><text:change-start text:change-id="ct44138320"/><text:span text:style-name="T42">l'automa BML presenta delle peculiarità che non erano presenti negli esercizi visti in laboratorio</text:span><text:change-end text:change-id="ct44138320"/><text:change-start text:change-id="ct44139696"/><text:span text:style-name="T42">. In particolare, </text:span><text:change-end text:change-id="ct44139696"/><text:change-start text:change-id="ct44138928"/><text:span text:style-name="T42">occorre tenere presente che la seconda fase di ogni passo di aggiornamento (spostamenti verticali) deve essere svolta sulla griglia risultante dopo la prima fase (spostamenti orizzontali)</text:span><text:change-end text:change-id="ct44138928"/><text:change-start text:change-id="ct44141504"/><text:span text:style-name="T42">.</text:span><text:change-end text:change-id="ct44141504"/><text:change-start text:change-id="ct44140976"/><text:span text:style-name="T42"> </text:span><text:change-end text:change-id="ct44140976"/></text:p>
        </text:list-item>
        <text:list-item>
          <text:p text:style-name="P41"><text:span text:style-name="T70">[</text:span>MPI] Suggerisco di effettuare un partizionamento a blocchi per riga: se vengono lanciati <text:span text:style-name="T1">P</text:span> processi MPI, il <text:span text:style-name="T68">processo 0</text:span> gestisce le prime <text:span text:style-name="T1">N</text:span>/<text:span text:style-name="T1">P</text:span> righe, <text:span text:style-name="T68">il processo 1 le successive</text:span> <text:span text:style-name="T1">N</text:span>/<text:span text:style-name="T1">P</text:span> righe e così via. <text:span text:style-name="T68">Il master mantiene una copia dell'intero dominio, mentre ciascuno dei processi gestisce una partizione del dominio; le partizioni devono includere ghost cells</text:span> che <text:span text:style-name="T82">vanno</text:span> aggiornate dopo ogni passo <text:span text:style-name="T51">. La figura seguente mostra lo scambio delle righe sui bordi di un processo verso i processi vicini </text:span><text:span text:style-name="T7">i</text:span><text:span text:style-name="T51"> - 1 e </text:span><text:span text:style-name="T7">i</text:span><text:span text:style-name="T51"> + 1; nella figura non vengono mostrate le ghost cell laterali di ogni sottodominio, che potrebbero essere necessarie o meno a seconda dell'implementazione.<text:tab/><text:line-break/></text:span></text:p>
          <text:p text:style-name="P41"><draw:frame draw:style-name="fr1" draw:name="Object3" text:anchor-type="paragraph" svg:x="0.5681in" svg:y="0in" svg:width="5.5528in" svg:height="2.7957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</text:list-item>
        <text:list-item>
          <text:p text:style-name="P42">[CUDA] Utilizzare <text:span text:style-name="T1">thread block</text:span> bidimensionali, <text:span text:style-name="T71">in cui ogni thread calcola lo stato successivo di una cella del dominio. Ricordarsi che il numero massimo di thread per blocco supportato dal server CUDA usato per le esercitazioni è 512. </text:span></text:p>
        </text:list-item>
      </text:list>
      <text:p text:style-name="P21">Ovviamente esistono diversi modi <text:span text:style-name="T91">per</text:span> realizzare le versioni MPI e CUDA. Suggerisco di iniziare con versioni semplici ma funzionanti; solo a questo punto, se si aspira ad una valutazione elevata, si può pensare di estendere e/o migliorare il codice.</text:p>
      <text:h text:style-name="P25" text:outline-level="2">Modalità di svolgimento del progetto</text:h>
      <text:list xml:id="list1741683637628477811" text:style-name="L3">
        <text:list-item>
          <text:p text:style-name="P44">Il progetto deve essere svolto <text:span text:style-name="T48">individualmente</text:span>. Non è consentito condividere, <text:span text:style-name="T36">in tutto o in parte,</text:span> <text:span text:style-name="T57">il </text:span>codice o <text:span text:style-name="T57">la relazione </text:span>relazione con altri studenti. </text:p>
        </text:list-item>
        <text:list-item>
          <text:p text:style-name="P44"><text:span text:style-name="T57">È ammesso l'uso di porzioni di codice reperito in rete o tramite altre fonti purché (</text:span><text:span text:style-name="T4">i</text:span><text:span text:style-name="T36">) la provenienza di ogni frammento di codice scritto da terzi sia chiaramente indicata in un commento, e (</text:span><text:span text:style-name="T4">ii</text:span><text:span text:style-name="T36">) la licenza di tale codice ne consenta il riutilizzo. Il codice usato dal docente durante le lezioni o i laboratori può essere usato liberamente senza necessità di indicarne la fonte. </text:span></text:p>
        </text:list-item>
        <text:list-item>
          <text:p text:style-name="P43">I <text:span text:style-name="T57">sorgenti devono </text:span>essere adeguatamente commentat<text:span text:style-name="T57">i</text:span>. All'inizio d<text:span text:style-name="T57">i ogni file </text:span>deve essere <text:span text:style-name="T83">indicato </text:span>cognome, nome e numero di matricola dell'autore/autrice.</text:p>
        </text:list-item>
        <text:list-item>
          <text:p text:style-name="P45"><text:span text:style-name="T83">Includere</text:span> un file README contenente le istruzioni per la compilazione e l'esecuzione dei programmi consegnati; chi lo desidera può includere un Makefile per la compilazione <text:span text:style-name="T83">(non obbligatorio)</text:span>.</text:p>
        </text:list-item>
        <text:list-item>
          <text:p text:style-name="P46">I <text:span text:style-name="T84">programmi consegnati</text:span> verranno compilati sui server utilizzati durante le esercitazioni; quindi, le versioni OpenMP e MPI verranno compilate su <text:span text:style-name="Teletype">disi-hpc.csr.unibo.it</text:span>, e le versioni CUDA verranno compilate su <text:span text:style-name="Teletype">disi-hpc-cuda.csr.unibo.it</text:span>. I programmi <text:span text:style-name="T84">che non compilano o non eseguono correttamente</text:span> su tali macchine non verranno presi in considerazione.</text:p>
        </text:list-item>
        <text:list-item>
          <text:p text:style-name="P50"><text:span text:style-name="T24">Oltre ai sorgenti, è richiesto di consegnare </text:span><text:span text:style-name="T17">una relazione in formato </text:span><text:span text:style-name="T18">PDF </text:span><text:span text:style-name="T24">denominata </text:span><text:span text:style-name="Teletype"><text:span text:style-name="T30">R</text:span></text:span><text:span text:style-name="Teletype"><text:span text:style-name="T17">elazione.pdf</text:span></text:span><text:span text:style-name="T17">. La relazione non deve superare la lunghezza di </text:span><text:span text:style-name="T23">sei</text:span><text:span text:style-name="T17"> facciate in formato A4, </text:span><text:span text:style-name="T24">contando tutte le pagine (inclusi eventuali frontespizi). </text:span><text:span text:style-name="T27"><text:s/></text:span><text:span text:style-name="T28">Il formato della relazione è libero, ma nell'archivio contente lo schema di progetto è presente uno schema in formato LibreOffice che chi lo desidera può usare. La relazione </text:span><text:span text:style-name="T17">deve descrivere </text:span><text:span text:style-name="T26">le implementazioni soffermandosi sulle</text:span><text:span text:style-name="T17"> strategi</text:span><text:span text:style-name="T26">e</text:span><text:span text:style-name="T17"> di parallelizzazione adottat</text:span><text:span text:style-name="T26">e, e studiare la scalabilità dell'algoritmo realizzato, mostrando i grafici di speedup ed efficienza. </text:span><text:span text:style-name="T24">Nella rel</text:span><text:span text:style-name="T26">a</text:span><text:span text:style-name="T24">zione va </text:span><text:soft-page-break/><text:span text:style-name="T24">indicato </text:span><text:span text:style-name="T17">il proprio cognome, nome e numero di matricola. </text:span></text:p>
        </text:list-item>
      </text:list>
      <text:h text:style-name="Heading_20_2" text:outline-level="2"><text:span text:style-name="T44">M</text:span>odalità di consegna</text:h>
      <text:p text:style-name="P24"><text:span text:style-name="T31">Il progetto può essere consegnato in qualsiasi momento; è possibile consegnarlo prima o dopo aver sostenuto la prova scritta. L'eventuale valutazione positiva resta valida fino alla sessione d'esami di gennaio/febb</text:span><text:span text:style-name="T32">r</text:span><text:span text:style-name="T31">aio 2018 inclusa; dopo tale data tutti i voti in sospeso (sia del progetto che delle prove scritte) verranno persi.</text:span></text:p>
      <text:p text:style-name="P24"><text:span text:style-name="T17">La consegna deve avvenire inviando una mail dal proprio indirizzo istituzionale @studio.unibo.it a </text:span><text:a xlink:type="simple" xlink:href="mailto:moreno.marzolla@unibo.it" text:style-name="Internet_20_link"><text:span text:style-name="T17">moreno.marzolla@unibo.it</text:span></text:a><text:span text:style-name="T17"> con </text:span><text:span text:style-name="T25">oggetto:</text:span><text:span text:style-name="T17"> </text:span></text:p>
      <text:p text:style-name="P2"><text:span text:style-name="T56">[HPC] </text:span>Consegna Progetto 201<text:span text:style-name="T37">6</text:span>/201<text:span text:style-name="T37">7</text:span></text:p>
      <text:p text:style-name="Text_20_body"><text:span text:style-name="T17">Nella mail vanno indicati </text:span><text:span text:style-name="T19">cognome</text:span><text:span text:style-name="T17">, </text:span><text:span text:style-name="T19">nome</text:span><text:span text:style-name="T17">, </text:span><text:span text:style-name="T19">numero di matricola</text:span><text:span text:style-name="T17"> del mittente. Alla mail deve essere allegato un archivio in formato </text:span><text:span text:style-name="Teletype"><text:span text:style-name="T17">.zip</text:span></text:span><text:span text:style-name="T17"> oppure </text:span><text:span text:style-name="Teletype"><text:span text:style-name="T17">.tar.gz</text:span></text:span><text:span text:style-name="T17"> contenente </text:span><text:span text:style-name="T20">i sorgenti</text:span><text:span text:style-name="T17"> e la relazione. L'</text:span><text:span text:style-name="T21">archivio</text:span><text:span text:style-name="T17"> sarà denominato con il cognome </text:span><text:span text:style-name="T21">e nome </text:span><text:span text:style-name="T17">dell'autore (es., </text:span><text:span text:style-name="Teletype"><text:span text:style-name="T21">MarioR</text:span></text:span><text:span text:style-name="Teletype"><text:span text:style-name="T17">ossi.zip</text:span></text:span><text:span text:style-name="T17"> oppure </text:span><text:span text:style-name="Teletype"><text:span text:style-name="T21">MarioR</text:span></text:span><text:span text:style-name="Teletype"><text:span text:style-name="T17">ossi.tar.gz</text:span></text:span><text:span text:style-name="T17">), e </text:span><text:span text:style-name="T29">dovrà contenere</text:span><text:span text:style-name="T17"> una directory con lo stesso nome (es., </text:span><text:span text:style-name="Teletype"><text:span text:style-name="T21">MarioR</text:span></text:span><text:span text:style-name="Teletype"><text:span text:style-name="T17">ossi/</text:span></text:span><text:span text:style-name="T17">) contenente a sua volta </text:span><text:span text:style-name="T20">i file </text:span><text:span text:style-name="T21">secondo il seguente layout:</text:span></text:p>
      <text:p text:style-name="P11"><text:span text:style-name="Example">MarzollaMoreno/src/omp-traffic.c</text:span></text:p>
      <text:p text:style-name="P11"><text:span text:style-name="Example">MarzollaMoreno/src/</text:span><text:span text:style-name="Example"><text:span text:style-name="T52">mpi</text:span></text:span><text:span text:style-name="Example">-traffic.c</text:span> <text:span text:style-name="T62">(</text:span><text:span text:style-name="T9">se si svolge la versione MPI</text:span><text:span text:style-name="T62">)</text:span></text:p>
      <text:p text:style-name="P11"><text:span text:style-name="Example">MarzollaMoreno/src/cuda-traffic.cu</text:span> <text:span text:style-name="T62">(</text:span><text:span text:style-name="T9">se si svolge la versione CUDA</text:span><text:span text:style-name="T62">)</text:span></text:p>
      <text:p text:style-name="P11"><text:span text:style-name="Example">MarzollaMoreno/src/Makefile</text:span> <text:span text:style-name="T53">(</text:span><text:span text:style-name="T8">facoltativo</text:span><text:span text:style-name="T53">)</text:span></text:p>
      <text:p text:style-name="P11"><text:span text:style-name="Example">MarzollaMoreno/README</text:span></text:p>
      <text:p text:style-name="P11"><text:span text:style-name="Example">MarzollaMoreno/</text:span><text:span text:style-name="Example"><text:span text:style-name="T92">R</text:span></text:span><text:span text:style-name="Example">elazione.pdf</text:span></text:p>
      <text:p text:style-name="P12"><text:span text:style-name="T73">(</text:span><text:span text:style-name="T10">altri file che si riteng</text:span><text:span text:style-name="T14">o</text:span><text:span text:style-name="T10">no utili</text:span><text:span text:style-name="T73">)</text:span></text:p>
      <text:h text:style-name="Heading_20_2" text:outline-level="2">Valutazione dei progetti</text:h>
      <text:p text:style-name="P13"><text:span text:style-name="T64">Un progetto verrà considerato </text:span><text:span text:style-name="T66">sufficiente</text:span><text:span text:style-name="T64"> se soddisfa almeno i seguenti requisiti minimi: </text:span></text:p>
      <text:list xml:id="list6286178991663120949" text:style-name="L4">
        <text:list-item>
          <text:p text:style-name="P51"><text:span text:style-name="T22">I programmi compilano ed eseguono correttamente su istanze di input anche soggette a vincoli (es., dimensione dell'input multipla di...) sulle macchine usate per le esercitazioni (</text:span><text:span text:style-name="Teletype"><text:span text:style-name="T22">disi-hpc.csr.unibo.it</text:span></text:span><text:span text:style-name="T22"> per le versioni OpenMP e MPI, </text:span><text:span text:style-name="Teletype"><text:span text:style-name="T22">disi-hpc-cuda.csr.unibo.it</text:span></text:span><text:span text:style-name="T22"> per le versioni CUDA).</text:span></text:p>
        </text:list-item>
        <text:list-item>
          <text:p text:style-name="P47">La relazione dimostra un livello sufficiente di padronanza degli argomenti trattati.</text:p>
        </text:list-item>
      </text:list>
      <text:p text:style-name="P14">Ulteriori aspetti che potranno comportare una valutazione superiore:</text:p>
      <text:list xml:id="list4216128055829184442" text:style-name="L5">
        <text:list-item>
          <text:p text:style-name="P49">Qualità del codice, in termini di <text:span text:style-name="T71">efficienza, uso appropriato delle primitive e/o dei pattern di programmazione concorrente adeguati, generalità, eccetera.</text:span> </text:p>
        </text:list-item>
        <text:list-item>
          <text:p text:style-name="P48">Qualità della relazione, in termini di chiarezza, correttezza e presentazione del contenuto; <text:span text:style-name="T74">in particolare, verrà valutata positivamente la presenza nella relazione dei grafici di </text:span><text:span text:style-name="T11">speedup</text:span><text:span text:style-name="T74"> ed efficienza con discussione dei risultati ottenuti. Non è richiesto di misurare i tempi di esecuzione sulle macchine usate per le esercitazioni. Verrà valutata la capacità di interpretare i risultati ottenuti piuttosto che i risultati di per se.</text:span></text:p>
        </text:list-item>
      </text:list>
      <text:h text:style-name="Heading_20_2" text:outline-level="2">Checklist per la consegna</text:h>
      <text:p text:style-name="P20">Prima di consegnare il progetto, assicurarsi che i requisiti fondamentali elencati nella lista seguente siano soddisfatti: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2">□</text:p>
          </table:table-cell>
          <table:table-cell table:style-name="Table1.B1" office:value-type="string">
            <text:p text:style-name="P7">Vengono consegnate due versioni <text:span text:style-name="T85">del programma, una </text:span>che usa OpenMP, e <text:span text:style-name="T85">una </text:span>che usa (a scelta) MPI oppure CUDA.</text:p>
          </table:table-cell>
        </table:table-row>
        <table:table-row table:style-name="Table1.1">
          <table:table-cell table:style-name="Table1.A2" office:value-type="string">
            <text:p text:style-name="P32">□</text:p>
          </table:table-cell>
          <table:table-cell table:style-name="Table1.B2" office:value-type="string">
            <text:p text:style-name="P7">I sorgenti compilano ed eseguono correttamente sui server utilizzati <text:span text:style-name="T85">per</text:span> le esercitazioni (<text:span text:style-name="Teletype">disi-hpc.csr.unibo.it</text:span> per le versioni OpenMP e MPI, <text:span text:style-name="Teletype">disi-hpc-cuda.csr.unibo.it</text:span> per le versioni CUDA).</text:p>
          </table:table-cell>
        </table:table-row>
        <table:table-row table:style-name="Table1.1">
          <table:table-cell table:style-name="Table1.A2" office:value-type="string">
            <text:p text:style-name="P32">□</text:p>
          </table:table-cell>
          <table:table-cell table:style-name="Table1.B2" office:value-type="string">
            <text:p text:style-name="P7"><text:span text:style-name="T85">La</text:span> relazione <text:span text:style-name="T85">è </text:span>in formato PDF <text:span text:style-name="T85">e ha lunghezza minore o uguale a</text:span> <text:span text:style-name="T93">6 </text:span>facciate.</text:p>
          </table:table-cell>
        </table:table-row>
        <table:table-row table:style-name="Table1.1">
          <table:table-cell table:style-name="Table1.A2" office:value-type="string">
            <text:p text:style-name="P32">□</text:p>
          </table:table-cell>
          <table:table-cell table:style-name="Table1.B2" office:value-type="string">
            <text:p text:style-name="P9">I sorgenti e la relazione indicano chiaramente cognome, nome e numero di matricola dell'autore/dell'autrice.</text:p>
          </table:table-cell>
        </table:table-row>
        <table:table-row table:style-name="Table1.1">
          <table:table-cell table:style-name="Table1.A2" office:value-type="string">
            <text:p text:style-name="P32">□</text:p>
          </table:table-cell>
          <table:table-cell table:style-name="Table1.B2" office:value-type="string">
            <text:p text:style-name="P7">Il progetto viene consegnato in un unico archivio .zip oppure .tar.gz, <text:span text:style-name="T63">nominato con nome e cognome dell'autore, </text:span>che include i sorgenti e la relazione in formato PDF.</text:p>
          </table:table-cell>
        </table:table-row>
        <table:table-row table:style-name="Table1.1">
          <table:table-cell table:style-name="Table1.A2" office:value-type="string">
            <text:p text:style-name="P32">□</text:p>
          </table:table-cell>
          <table:table-cell table:style-name="Table1.B2" office:value-type="string">
            <text:p text:style-name="P9">La mail di consegna ha oggetto "<text:span text:style-name="T63">[HPC] </text:span>Consegna progetto 2016/2017"; <text:span text:style-name="T63">la mail viene spedita dal proprio indirizzo di posta istituzionale, e include cognome, nome e numero di matricola dell'autore/autrice del progetto.</text:span></text:p>
          </table:table-cell>
        </table:table-row>
      </table:table>
      <text:p text:style-name="P10"/>
      <text:h text:style-name="Heading_20_2" text:outline-level="2">Riferimenti <text:span text:style-name="T75">b</text:span>ibliografici</text:h>
      <text:p text:style-name="P15">[1]<text:tab/>O. Biham, A. Alan Middleton, D. Levine, <text:span text:style-name="T1">Self-organization and a dynamical transition in traffic-flow models</text:span>. Phys. Rev. A 46 (10), nov 1992: doi:10.1103/PhysRevA.46.R6124. ISSN 1050-2947. Disponibile all'indirizzo <text:a xlink:type="simple" xlink:href="https://arxiv.org/abs/cond-mat/9206001">https://arxiv.org/abs/cond-mat/9206001</text:a> </text:p>
      <text:p text:style-name="P16">[2]<text:tab/><text:span text:style-name="T1">Biham-Middleton-Levine traffic model</text:span>, in Wikipedia, Retrieved May 20, 2017, <text:a xlink:type="simple" xlink:href="https://en.wikipedia.org/wiki/Biham–Middleton–Levine_traffic_model">https://en.wikipedia.org/wiki/Biham%E2%80%93Middleton%E2%80%93Levine_traffic_mode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style:paragraph-properties fo:margin-left="0.4in" fo:margin-right="0in" fo:margin-top="0in" fo:margin-bottom="0.0799in" style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  <style:background-image/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Marzolla</meta:initial-creator>
    <meta:creation-date>2013-11-22T12:07:27</meta:creation-date>
    <dc:date>2017-05-26T18:50:11.284680565</dc:date>
    <meta:editing-duration>PT19H51M55S</meta:editing-duration>
    <meta:editing-cycles>244</meta:editing-cycles>
    <meta:generator>LibreOffice/4.2.8.2$Linux_X86_64 LibreOffice_project/420m0$Build-2</meta:generator>
    <dc:creator>Moreno Marzolla</dc:creator>
    <meta:document-statistic meta:table-count="1" meta:image-count="0" meta:object-count="3" meta:page-count="6" meta:paragraph-count="86" meta:word-count="2221" meta:character-count="14564" meta:non-whitespace-character-count="123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3.75cm" svg:y="1.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3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4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25cm" svg:y="2.7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75cm" svg:y="2.7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2.75cm" svg:y="3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75cm" svg:y="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4.7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25cm" svg:y="3.7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4.25cm" svg:y="3.7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7.75cm" svg:y="1.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7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8.2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7.25cm" svg:y="2.7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25cm" svg:y="2.7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6.75cm" svg:y="3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25cm" svg:y="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8.75cm" svg:y="2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7.75cm" svg:y="3.7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75cm" svg:y="3.7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3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cm" svg:y1="3cm" svg:x2="4.6cm" svg:y2="3cm">
          <text:p/>
        </draw:line>
        <draw:line draw:style-name="gr4" draw:text-style-name="P1" draw:layer="layout" svg:x1="4.1cm" svg:y1="3.5cm" svg:x2="4.6cm" svg:y2="3.5cm">
          <text:p/>
        </draw:line>
        <draw:line draw:style-name="gr4" draw:text-style-name="P1" draw:layer="layout" svg:x1="3.6cm" svg:y1="4cm" svg:x2="4.1cm" svg:y2="4cm">
          <text:p/>
        </draw:line>
        <draw:line draw:style-name="gr4" draw:text-style-name="P1" draw:layer="layout" svg:x1="4.6cm" svg:y1="4cm" svg:x2="5.1cm" svg:y2="4cm">
          <text:p/>
        </draw:line>
        <draw:custom-shape draw:style-name="gr1" draw:text-style-name="P1" draw:layer="layout" svg:width="0.5cm" svg:height="0.5cm" svg:x="2.7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3.75cm" svg:y="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3.25cm" svg:y="5.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4.25cm" svg:y="5.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3.2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4.2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2.75cm" svg:y="6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4.2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7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4.75cm" svg:y="5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7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7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3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2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4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5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5.35cm" svg:x2="4cm" svg:y2="5.85cm">
          <text:p/>
        </draw:line>
        <draw:line draw:style-name="gr4" draw:text-style-name="P1" draw:layer="layout" svg:x1="3cm" svg:y1="6.85cm" svg:x2="3cm" svg:y2="7.35cm">
          <text:p/>
        </draw:line>
        <draw:line draw:style-name="gr4" draw:text-style-name="P1" draw:layer="layout" svg:x1="5cm" svg:y1="5.85cm" svg:x2="5cm" svg:y2="6.35cm">
          <text:p/>
        </draw:line>
        <draw:custom-shape draw:style-name="gr1" draw:text-style-name="P1" draw:layer="layout" svg:width="0.5cm" svg:height="0.5cm" svg:x="6.7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7.75cm" svg:y="5.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7.25cm" svg:y="5.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8.25cm" svg:y="5.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7.2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8.2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75cm" svg:y="7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8.2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7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8.75cm" svg:y="6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7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7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7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5cm" svg:x="8.7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25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5.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cm" svg:height="1cm" svg:x="5.5cm" svg:y="5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2.708cm" svg:height="0.649cm" svg:x="2.692cm" svg:y="1.2cm">
          <draw:text-box>
            <text:p><text:span text:style-name="T2">Stato corrente</text:span></text:p>
          </draw:text-box>
        </draw:frame>
        <draw:frame draw:style-name="gr8" draw:text-style-name="P3" draw:layer="layout" svg:width="3.144cm" svg:height="0.649cm" svg:x="6.4cm" svg:y="1.2cm">
          <draw:text-box>
            <text:p><text:span text:style-name="T2">Stato successivo</text:span></text:p>
          </draw:text-box>
        </draw:frame>
        <draw:frame draw:style-name="gr8" draw:text-style-name="P3" draw:layer="layout" svg:width="0.934cm" svg:height="0.649cm" svg:x="1.816cm" svg:y="2.601cm">
          <draw:text-box>
            <text:p><text:span text:style-name="T2">(1)</text:span></text:p>
          </draw:text-box>
        </draw:frame>
        <draw:frame draw:style-name="gr8" draw:text-style-name="P3" draw:layer="layout" svg:width="0.934cm" svg:height="0.649cm" svg:x="1.816cm" svg:y="5.851cm">
          <draw:text-box>
            <text:p><text:span text:style-name="T2">(2)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style:font-name="Symbol2" fo:font-size="10pt" fo:font-style="italic" style:font-name-asian="Symbol2" style:font-size-asian="10pt" style:font-style-asian="italic" style:font-name-complex="Symbol2" style:font-size-complex="10pt" style:font-style-complex="italic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82cm" svg:height="0.713cm" svg:x="2.4cm" svg:y="4.387cm">
          <draw:text-box>
            <text:p><text:span text:style-name="T1">r</text:span><text:span text:style-name="T2"> = 0.2</text:span></text:p>
          </draw:text-box>
        </draw:frame>
        <draw:frame draw:style-name="gr1" draw:text-style-name="P1" draw:layer="layout" svg:width="1.582cm" svg:height="0.713cm" svg:x="6.5cm" svg:y="4.387cm">
          <draw:text-box>
            <text:p><text:span text:style-name="T1">r</text:span><text:span text:style-name="T2"> = 0.3</text:span></text:p>
          </draw:text-box>
        </draw:frame>
        <draw:frame draw:style-name="gr1" draw:text-style-name="P1" draw:layer="layout" svg:width="1.582cm" svg:height="0.713cm" svg:x="10.518cm" svg:y="4.387cm">
          <draw:text-box>
            <text:p><text:span text:style-name="T1">r</text:span><text:span text:style-name="T2"> = 0.4</text:span></text:p>
          </draw:text-box>
        </draw:frame>
        <draw:frame draw:style-name="gr2" draw:text-style-name="P2" draw:layer="layout" svg:width="3.218cm" svg:height="3.218cm" svg:x="1.7cm" svg:y="1.282cm">
          <draw:image xlink:href="Pictures/100000000000010000000100162E8E4D.png" xlink:type="simple" xlink:show="embed" xlink:actuate="onLoad">
            <text:p/>
          </draw:image>
        </draw:frame>
        <draw:frame draw:style-name="gr2" draw:text-style-name="P2" draw:layer="layout" svg:width="3.2cm" svg:height="3.2cm" svg:x="5.7cm" svg:y="1.3cm">
          <draw:image xlink:href="Pictures/10000000000001000000010054B5CB6E.png" xlink:type="simple" xlink:show="embed" xlink:actuate="onLoad">
            <text:p/>
          </draw:image>
        </draw:frame>
        <draw:frame draw:style-name="gr2" draw:text-style-name="P2" draw:layer="layout" svg:width="3.2cm" svg:height="3.2cm" svg:x="9.6cm" svg:y="1.3cm">
          <draw:image xlink:href="Pictures/10000000000001000000010072584893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5cm" svg:y="2cm">
          <text:p text:style-name="P1"><text:span text:style-name="T1">Processo </text:span><text:span text:style-name="T2">i</text:span><text:span text:style-name="T3"> -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0.3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3cm" svg:x="5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4.3cm">
          <text:p text:style-name="P2"><text:span text:style-name="T1">Processo 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cm" svg:height="0.3cm" svg:x="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cm" svg:height="0.3cm" svg:x="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6.5cm">
          <text:p text:style-name="P2"><text:span text:style-name="T1">Processo </text:span><text:span text:style-name="T2">i</text:span><text:span text:style-name="T1"> +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3cm" svg:x="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cm" svg:height="0.3cm" svg:x="5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cm" svg:height="0.3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0.3cm" svg:x="5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0.3cm" svg:x="5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0.3cm" svg:x="5cm" svg:y="6.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5cm" svg:y1="4.45cm" svg:x2="5cm" svg:y2="3.15cm" draw:start-shape="id1" draw:start-glue-point="3" draw:end-shape="id2" draw:end-glue-point="3" svg:d="M5000 4450c-751 0-751-1300 0-1300" svg:viewBox="0 0 564 1301">
          <text:p/>
        </draw:connector>
        <draw:connector draw:style-name="gr4" draw:text-style-name="P2" draw:layer="layout" draw:type="curve" svg:x1="8cm" svg:y1="2.85cm" svg:x2="8cm" svg:y2="4.15cm" draw:start-shape="id3" draw:start-glue-point="1" draw:end-shape="id4" draw:end-glue-point="1" svg:d="M8000 2850c751 0 751 1300 0 1300" svg:viewBox="0 0 564 1301">
          <text:p/>
        </draw:connector>
        <draw:connector draw:style-name="gr4" draw:text-style-name="P2" draw:layer="layout" draw:type="curve" svg:x1="5cm" svg:y1="6.65cm" svg:x2="5cm" svg:y2="5.45cm" draw:start-shape="id5" draw:start-glue-point="3" draw:end-shape="id6" draw:end-glue-point="3" svg:d="M5000 6650c-751 0-751-1200 0-1200" svg:viewBox="0 0 564 1201">
          <text:p/>
        </draw:connector>
        <draw:connector draw:style-name="gr4" draw:text-style-name="P2" draw:layer="layout" draw:type="curve" svg:x1="8cm" svg:y1="5.15cm" svg:x2="8cm" svg:y2="6.35cm" draw:start-shape="id7" draw:start-glue-point="1" draw:end-shape="id8" draw:end-glue-point="1" svg:d="M8000 5150c751 0 751 1200 0 1200" svg:viewBox="0 0 564 1201">
          <text:p/>
        </draw:connector>
        <draw:custom-shape draw:style-name="gr2" draw:text-style-name="P2" xml:id="id10" draw:id="id10" draw:layer="layout" svg:width="3cm" svg:height="0.3cm" svg:x="5cm" svg:y="1.7cm">
          <text:p/>
          <draw:enhanced-geometry svg:viewBox="0 0 21600 21600" draw:type="rectangle" draw:enhanced-path="M 0 0 L 21600 0 21600 21600 0 21600 0 0 Z N"/>
        </draw:custom-shape>
        <draw:frame draw:style-name="gr5" draw:text-style-name="P3" xml:id="id9" draw:id="id9" draw:layer="layout" svg:width="2.161cm" svg:height="0.649cm" svg:x="9.139cm" svg:y="1.251cm">
          <draw:text-box>
            <text:p><text:span text:style-name="T1">ghost cells</text:span></text:p>
          </draw:text-box>
        </draw:frame>
        <draw:connector draw:style-name="gr6" draw:text-style-name="P2" draw:layer="layout" draw:type="line" svg:x1="9.139cm" svg:y1="1.575cm" svg:x2="8cm" svg:y2="1.85cm" draw:start-shape="id9" draw:start-glue-point="3" draw:end-shape="id10" draw:end-glue-point="1" svg:d="M9139 1575l-1139 275" svg:viewBox="0 0 1140 276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